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b056" officeooo:paragraph-rsid="0000b056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0b056" officeooo:paragraph-rsid="0000b05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20dcc" officeooo:paragraph-rsid="00020dcc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0bcde1" officeooo:paragraph-rsid="000bcde1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officeooo:paragraph-rsid="0000b056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80" style:font-name="Monospace" fo:font-size="10pt" fo:font-weight="bold" style:font-size-asian="10pt" style:font-weight-asian="bold"/>
    </style:style>
    <style:style style:name="T4" style:family="text">
      <style:text-properties fo:color="#ff0000" style:font-name="Monospace" fo:font-size="10pt" style:font-size-asian="10pt"/>
    </style:style>
    <style:style style:name="T5" style:family="text">
      <style:text-properties fo:color="#008000" style:font-name="Monospace" fo:font-size="10pt" style:font-size-asian="10pt"/>
    </style:style>
    <style:style style:name="T6" style:family="text">
      <style:text-properties fo:color="#0000ff" style:font-name="Monospace" fo:font-size="10pt" style:font-size-asian="10pt"/>
    </style:style>
    <style:style style:name="T7" style:family="text">
      <style:text-properties officeooo:rsid="0007aced"/>
    </style:style>
    <style:style style:name="T8" style:family="text">
      <style:text-properties officeooo:rsid="0008382f"/>
    </style:style>
    <style:style style:name="T9" style:family="text">
      <style:text-properties fo:font-size="15pt" officeooo:rsid="0000b056" style:font-size-asian="13.1000003814697pt" style:font-size-complex="15pt"/>
    </style:style>
    <style:style style:name="T10" style:family="text">
      <style:text-properties fo:font-size="15pt" officeooo:rsid="0008382f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предни извештаи од базата</text:p>
      <text:p text:style-name="P1"/>
      <text:p text:style-name="P2"/>
      <text:p text:style-name="P2">1. Корисник кој има истрчано највеќе метри последниот месец.</text:p>
      <text:p text:style-name="P2"><text:span text:style-name="T1">create</text:span><text:span text:style-name="T2"> </text:span><text:span text:style-name="T1">view</text:span><text:span text:style-name="T2"> najMaratonec </text:span><text:span text:style-name="T1">as</text:span></text:p>
      <text:p text:style-name="P6"><text:span text:style-name="T2"><text:tab/></text:span><text:span text:style-name="T1">select</text:span><text:span text:style-name="T2"> </text:span><text:span text:style-name="T3">max</text:span><text:span text:style-name="T2">(sm) </text:span><text:span text:style-name="T1">as</text:span><text:span text:style-name="T2"> metri, ime </text:span><text:span text:style-name="T1">from</text:span></text:p>
      <text:p text:style-name="P6"><text:span text:style-name="T2"><text:tab/><text:tab/>(</text:span><text:span text:style-name="T1">SELECT</text:span><text:span text:style-name="T2"> </text:span><text:span text:style-name="T3">sum</text:span><text:span text:style-name="T2">(</text:span><text:span text:style-name="T1">distinct</text:span><text:span text:style-name="T2"> metri) </text:span><text:span text:style-name="T1">as</text:span><text:span text:style-name="T2"> sm, dnevnici.korisnik </text:span><text:span text:style-name="T1">as</text:span><text:span text:style-name="T2"> korisnik</text:span></text:p>
      <text:p text:style-name="P6"><text:span text:style-name="T2"><text:tab/><text:tab/></text:span><text:span text:style-name="T1">from</text:span><text:span text:style-name="T2"> dnevnici_za_trchanje, dnevnici </text:span></text:p>
      <text:p text:style-name="P6"><text:span text:style-name="T2"><text:tab/><text:tab/></text:span><text:span text:style-name="T1">where</text:span><text:span text:style-name="T2"> dnevnik_fk = dnevnik_id </text:span><text:span text:style-name="T1">and</text:span><text:span text:style-name="T2"> datum &gt; <text:s/></text:span><text:span text:style-name="T3">now</text:span><text:span text:style-name="T2">() - </text:span><text:span text:style-name="T3">INTERVAL</text:span><text:span text:style-name="T2"> </text:span><text:span text:style-name="T5">'1 months'</text:span></text:p>
      <text:p text:style-name="P6"><text:span text:style-name="T2"><text:tab/><text:tab/></text:span><text:span text:style-name="T1">group</text:span><text:span text:style-name="T2"> </text:span><text:span text:style-name="T1">by</text:span><text:span text:style-name="T2"> </text:span></text:p>
      <text:p text:style-name="P6"><text:span text:style-name="T2"><text:tab/><text:tab/><text:tab/>korisnik) </text:span><text:span text:style-name="T1">as</text:span><text:span text:style-name="T2"> najjak, korisnici</text:span></text:p>
      <text:p text:style-name="P6"><text:span text:style-name="T2"><text:tab/><text:tab/><text:tab/></text:span><text:span text:style-name="T1">where</text:span></text:p>
      <text:p text:style-name="P7"><text:tab/><text:tab/><text:tab/>najjak.korisnik = korisnik_id</text:p>
      <text:p text:style-name="P6"><text:span text:style-name="T2"><text:tab/><text:tab/><text:tab/></text:span><text:span text:style-name="T1">group</text:span><text:span text:style-name="T2"> </text:span><text:span text:style-name="T1">by</text:span><text:span text:style-name="T2"> ime</text:span></text:p>
      <text:p text:style-name="P6"><text:span text:style-name="T2"><text:tab/><text:tab/></text:span><text:span text:style-name="T1">order</text:span><text:span text:style-name="T2"> </text:span><text:span text:style-name="T1">by</text:span><text:span text:style-name="T2"> metri </text:span><text:span text:style-name="T1">desc</text:span></text:p>
      <text:p text:style-name="P2"><text:span text:style-name="T2"><text:tab/><text:tab/></text:span><text:span text:style-name="T1">limit</text:span><text:span text:style-name="T2"> </text:span><text:span text:style-name="T6">1</text:span><text:span text:style-name="T4">;</text:span></text:p>
      <text:p text:style-name="P5"><text:span text:style-name="T9">2. В</text:span><text:span text:style-name="T10">несени калории во последниот месец за одреден корисник.</text:span></text:p>
      <text:p text:style-name="P2"><text:span text:style-name="T1">create</text:span><text:span text:style-name="T2"> </text:span><text:span text:style-name="T1">view</text:span><text:span text:style-name="T2"> Kalorii_posleden_mesec </text:span><text:span text:style-name="T1">as</text:span></text:p>
      <text:p text:style-name="P6"><text:span text:style-name="T1">select</text:span><text:span text:style-name="T2"> </text:span><text:span text:style-name="T3">sum</text:span><text:span text:style-name="T2">(kals) </text:span><text:span text:style-name="T1">as</text:span><text:span text:style-name="T2"> Kalorii, ime </text:span><text:span text:style-name="T1">as</text:span><text:span text:style-name="T2"> Ime </text:span><text:span text:style-name="T1">from</text:span><text:span text:style-name="T2"> korisnici k, (</text:span></text:p>
      <text:p text:style-name="P6"><text:span text:style-name="T2"><text:tab/></text:span><text:span text:style-name="T1">select</text:span><text:span text:style-name="T2"> dnevnik_hrana, ko.obrok, kals.kals </text:span><text:span text:style-name="T1">from</text:span><text:span text:style-name="T2"> konzumirani_obroci ko</text:span></text:p>
      <text:p text:style-name="P6"><text:span text:style-name="T2"><text:tab/></text:span><text:span text:style-name="T1">inner</text:span><text:span text:style-name="T2"> </text:span><text:span text:style-name="T1">join</text:span><text:span text:style-name="T2"> (</text:span></text:p>
      <text:p text:style-name="P6"><text:span text:style-name="T2"><text:tab/><text:tab/></text:span><text:span text:style-name="T1">select</text:span><text:span text:style-name="T2"> dnevnik_ishrana_id </text:span><text:span text:style-name="T1">from</text:span><text:span text:style-name="T2"> dnevnici_za_ishrana dzi</text:span></text:p>
      <text:p text:style-name="P6"><text:span text:style-name="T2"><text:tab/><text:tab/></text:span><text:span text:style-name="T1">join</text:span><text:span text:style-name="T2"> (</text:span></text:p>
      <text:p text:style-name="P6"><text:span text:style-name="T2"><text:tab/><text:tab/><text:tab/></text:span><text:span text:style-name="T1">select</text:span><text:span text:style-name="T2"> dnevnik_id </text:span><text:span text:style-name="T1">from</text:span><text:span text:style-name="T2"> dnevnici </text:span><text:span text:style-name="T1">where</text:span><text:span text:style-name="T2"> korisnik = </text:span><text:span text:style-name="T6">2</text:span><text:span text:style-name="T2"> </text:span><text:span text:style-name="T1">and</text:span><text:span text:style-name="T2"> datum &gt; </text:span><text:span text:style-name="T3">now</text:span><text:span text:style-name="T2">() - </text:span><text:span text:style-name="T3">interval</text:span><text:span text:style-name="T2"> </text:span><text:span text:style-name="T5">'1 month'</text:span></text:p>
      <text:p text:style-name="P6"><text:span text:style-name="T2"><text:tab/><text:tab/>) dd </text:span><text:span text:style-name="T1">on</text:span><text:span text:style-name="T2"> dzi.dnevnik_fk = dd.dnevnik_id</text:span></text:p>
      <text:p text:style-name="P6"><text:span text:style-name="T2"><text:tab/>) diid </text:span><text:span text:style-name="T1">on</text:span><text:span text:style-name="T2"> (diid.dnevnik_ishrana_id = ko.dnevnik_hrana)</text:span></text:p>
      <text:p text:style-name="P6"><text:span text:style-name="T2"><text:tab/> </text:span><text:span text:style-name="T1">join</text:span><text:span text:style-name="T2"> (</text:span></text:p>
      <text:p text:style-name="P6"><text:span text:style-name="T2"><text:tab/><text:tab/></text:span><text:span text:style-name="T1">select</text:span><text:span text:style-name="T2"> </text:span><text:span text:style-name="T3">sum</text:span><text:span text:style-name="T2">(</text:span><text:span text:style-name="T1">distinct</text:span><text:span text:style-name="T2"> kals) </text:span><text:span text:style-name="T1">as</text:span><text:span text:style-name="T2"> kals, obrok </text:span><text:span text:style-name="T1">from</text:span><text:span text:style-name="T2"> (</text:span></text:p>
      <text:p text:style-name="P6"><text:span text:style-name="T2"><text:tab/><text:tab/><text:tab/></text:span><text:span text:style-name="T1">select</text:span><text:span text:style-name="T2"> kolichina * kal_100g </text:span><text:span text:style-name="T1">as</text:span><text:span text:style-name="T2"> kals, obrok </text:span><text:span text:style-name="T1">from</text:span><text:span text:style-name="T2"> sodrzhi_hrana sh, hrana h</text:span></text:p>
      <text:p text:style-name="P6"><text:span text:style-name="T2"><text:tab/><text:tab/><text:tab/></text:span><text:span text:style-name="T1">where</text:span></text:p>
      <text:p text:style-name="P7"><text:tab/><text:tab/><text:tab/><text:tab/>sh.hrana = h.hrana_id</text:p>
      <text:p text:style-name="P6"><text:span text:style-name="T2"><text:tab/><text:tab/>) </text:span><text:span text:style-name="T1">as</text:span><text:span text:style-name="T2"> cls</text:span></text:p>
      <text:p text:style-name="P6"><text:span text:style-name="T2"><text:tab/><text:tab/></text:span><text:span text:style-name="T1">group</text:span><text:span text:style-name="T2"> </text:span><text:span text:style-name="T1">by</text:span><text:span text:style-name="T2"> obrok</text:span></text:p>
      <text:p text:style-name="P6"><text:span text:style-name="T2"><text:tab/>) kals </text:span><text:span text:style-name="T1">on</text:span><text:span text:style-name="T2"> (ko.obrok = kals.obrok)</text:span></text:p>
      <text:p text:style-name="P6"><text:span text:style-name="T2">) </text:span><text:span text:style-name="T1">as</text:span><text:span text:style-name="T2"> kalss</text:span></text:p>
      <text:p text:style-name="P6"><text:span text:style-name="T1">where</text:span><text:span text:style-name="T2"> korisnik_id = </text:span><text:span text:style-name="T6">2</text:span></text:p>
      <text:p text:style-name="P2"><text:span text:style-name="T1">group</text:span><text:span text:style-name="T2"> </text:span><text:span text:style-name="T1">by</text:span><text:span text:style-name="T2"> k.ime</text:span><text:span text:style-name="T4">;</text:span></text:p>
      <text:p text:style-name="P2">3. <text:span text:style-name="T8">Направени склекови последниот месец за одреден корисник.</text:span></text:p>
      <text:p text:style-name="P4"><text:span text:style-name="T1">create</text:span><text:span text:style-name="T2"> </text:span><text:span text:style-name="T1">view</text:span><text:span text:style-name="T2"> Sklekovi_posleden_mesec </text:span><text:span text:style-name="T1">as</text:span></text:p>
      <text:p text:style-name="P6"><text:span text:style-name="T1">select</text:span><text:span text:style-name="T2"> k.ime, </text:span><text:span text:style-name="T3">sum</text:span><text:span text:style-name="T2">(povtoruvanja) </text:span><text:span text:style-name="T1">as</text:span><text:span text:style-name="T2"> povtoruvanja </text:span><text:span text:style-name="T1">from</text:span><text:span text:style-name="T2"> korisnici k, vezhba cb</text:span></text:p>
      <text:p text:style-name="P6"><text:span text:style-name="T1">inner</text:span><text:span text:style-name="T2"> </text:span><text:span text:style-name="T1">join</text:span><text:span text:style-name="T2"> (</text:span></text:p>
      <text:p text:style-name="P6"><text:span text:style-name="T2"><text:tab/></text:span><text:span text:style-name="T1">select</text:span><text:span text:style-name="T2"> trening_id </text:span><text:span text:style-name="T1">from</text:span><text:span text:style-name="T2"> treninzi t</text:span></text:p>
      <text:p text:style-name="P6"><text:span text:style-name="T2"><text:tab/></text:span><text:span text:style-name="T1">inner</text:span><text:span text:style-name="T2"> </text:span><text:span text:style-name="T1">join</text:span><text:span text:style-name="T2"> (</text:span></text:p>
      <text:p text:style-name="P6"><text:span text:style-name="T2"><text:tab/><text:tab/></text:span><text:span text:style-name="T1">select</text:span><text:span text:style-name="T2"> dnevnik_trening_id </text:span><text:span text:style-name="T1">from</text:span><text:span text:style-name="T2"> dnevnici_za_trening dzt</text:span></text:p>
      <text:p text:style-name="P6"><text:span text:style-name="T2"><text:tab/><text:tab/><text:tab/></text:span><text:span text:style-name="T1">join</text:span><text:span text:style-name="T2"> (</text:span></text:p>
      <text:p text:style-name="P6"><text:span text:style-name="T2"><text:tab/><text:tab/><text:tab/><text:tab/></text:span><text:span text:style-name="T1">select</text:span><text:span text:style-name="T2"> dnevnik_id </text:span><text:span text:style-name="T1">from</text:span><text:span text:style-name="T2"> dnevnici </text:span><text:span text:style-name="T1">where</text:span><text:span text:style-name="T2"> korisnik = </text:span><text:span text:style-name="T6">1</text:span><text:span text:style-name="T2"> </text:span><text:span text:style-name="T1">and</text:span><text:span text:style-name="T2"> datum &gt; </text:span><text:span text:style-name="T3">now</text:span><text:span text:style-name="T2">() - </text:span><text:span text:style-name="T3">interval</text:span><text:span text:style-name="T2"> </text:span><text:span text:style-name="T5">'1 month'</text:span></text:p>
      <text:p text:style-name="P6"><text:span text:style-name="T2"><text:tab/><text:tab/><text:tab/>) dd </text:span><text:span text:style-name="T1">on</text:span><text:span text:style-name="T2"> dzt.dnevnik_fk = dd.dnevnik_id</text:span></text:p>
      <text:p text:style-name="P6"><text:span text:style-name="T2"><text:tab/>) ck </text:span><text:span text:style-name="T1">on</text:span><text:span text:style-name="T2"> t.dnevnik_trening = ck.dnevnik_trening_id</text:span></text:p>
      <text:p text:style-name="P6"><text:span text:style-name="T2">) vk </text:span><text:span text:style-name="T1">on</text:span><text:span text:style-name="T2"> cb.trening = vk.trening_id </text:span><text:span text:style-name="T1">where</text:span><text:span text:style-name="T2"> cb.vezba = </text:span><text:span text:style-name="T6">2</text:span><text:span text:style-name="T2"> </text:span><text:span text:style-name="T1">and</text:span><text:span text:style-name="T2"> k.korisnik_id = </text:span><text:span text:style-name="T6">1</text:span></text:p>
      <text:p text:style-name="P4"><text:span text:style-name="T1">group</text:span><text:span text:style-name="T2"> </text:span><text:span text:style-name="T1">by</text:span><text:span text:style-name="T2"> k.ime</text:span></text:p>
      <text:p text:style-name="P3">4. Инструктор кој има најкористена програма за исхрана.</text:p>
      <text:p text:style-name="P3"/>
      <text:p text:style-name="P3">5. Спорт кој е највеќе трениран.</text:p>
      <text:p text:style-name="P3"><text:soft-page-break/>6. Омилен пиалок <text:span text:style-name="T8">за одреден корисник.</text:span></text:p>
      <text:p text:style-name="P3"/>
      <text:p text:style-name="P3">* <text:span text:style-name="T7">Фазата не е готова ја прикачуваме делумно за да го запазиме рокот ќе биде довршен наредните денови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3T23:31:25.921512187</meta:creation-date>
    <dc:date>2020-01-07T17:59:27.411060712</dc:date>
    <meta:editing-duration>P3DT6H2M33S</meta:editing-duration>
    <meta:editing-cycles>9</meta:editing-cycles>
    <meta:generator>LibreOffice/6.3.3.2.0$Linux_X86_64 LibreOffice_project/30$Build-2</meta:generator>
    <meta:document-statistic meta:table-count="0" meta:image-count="0" meta:object-count="0" meta:page-count="2" meta:paragraph-count="52" meta:word-count="305" meta:character-count="2008" meta:non-whitespace-character-count="1681"/>
  </office:meta>
</office:document-meta>
</file>